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32200448015517720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741336506336366445"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4492869383906110636"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85934822678289671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66205736846272341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756609564079572172"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918084842444476216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6097548672276988723"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0551307" text:continue-list="list918084842444476216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12460296724165382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6074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6992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0554312"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0569198"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59789"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31376672148719824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936874457610419935"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6407073988013772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49525"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87182749665995649"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07636650836945873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719979334396388812" text:style-name="L15">
        <text:list-item>
          <text:list>
            <text:list-header>
              <text:p text:style-name="P182">1.5 miles averaging about 9:40/mile and rest 1 min</text:p>
            </text:list-header>
          </text:list>
        </text:list-item>
      </text:list>
      <text:p text:style-name="P24">1 mile in 8:26 and rest 2 min</text:p>
      <text:list xml:id="list9035394410827603855"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35775563807117536"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76558"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509270603502488523"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8689619507095071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99504702462509659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0554984" text:continue-list="list7486896195070950716" text:style-name="L19">
        <text:list-item>
          <text:list>
            <text:list-header>
              <text:p text:style-name="P186">(Pace*HR)=1240</text:p>
            </text:list-header>
          </text:list>
        </text:list-item>
      </text:list>
      <text:list xml:id="list40576972" text:continue-list="list7509270603502488523" text:style-name="L18">
        <text:list-item>
          <text:list>
            <text:list-header>
              <text:p text:style-name="P185">2 miles at 10:46/mile Ave HR= 121 bpm and rest a few minutes</text:p>
            </text:list-header>
          </text:list>
        </text:list-item>
      </text:list>
      <text:list xml:id="list40576086" text:continue-list="list4055498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0556489"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5130947195030283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2857415341581572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454790645056907178"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996748614981357445"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38185315299832836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449754361015432871"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0572746"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7013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63087579139281873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79929915556296494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19438951670860602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827859851503023344"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947045564415008380"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908005784927045582" text:style-name="L32">
        <text:list-item>
          <text:list>
            <text:list-header>
              <text:p text:style-name="P196">0.25 miles in 2:54</text:p>
              <text:p text:style-name="P196">1 mile in 9:21 going faster as I ran and ending at around 8:30 pace</text:p>
            </text:list-header>
          </text:list>
        </text:list-item>
      </text:list>
      <text:list xml:id="list600490075259899468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962212179914264319"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28662375493825400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672244120931493142"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10"><text:span text:style-name="T3"/></text:p>
      <text:p text:style-name="P10"><text:span text:style-name="T3">Wed Nov 1, 2023 </text:span>1.45 miles</text:p>
      <text:p text:style-name="P24">I ran 0.2 miles to the cemetery loop, one mile on the loop and 0.25 miles home.</text:p>
      <text:p text:style-name="P24"/>
      <text:p text:style-name="P24"/>
      <text:p text:style-name="P10">20 or more cemetery loops:</text:p>
      <text:p text:style-name="P79"><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079563178420131152"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1T20:31:40.12</dc:date>
    <dc:creator>James Lombardi</dc:creator>
    <meta:editing-duration>P23DT17H34M22S</meta:editing-duration>
    <meta:editing-cycles>1914</meta:editing-cycles>
    <meta:generator>OpenOffice/4.1.2$Win32 OpenOffice.org_project/412m3$Build-9782</meta:generator>
    <meta:document-statistic meta:table-count="0" meta:image-count="9" meta:object-count="0" meta:page-count="191" meta:paragraph-count="5554" meta:word-count="60010" meta:character-count="307658"/>
  </office:meta>
</office:document-meta>
</file>